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hive" svg:font-family="Archive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0.5pt solid #000000"/>
    </style:style>
    <style:style style:name="P1" style:family="paragraph" style:parent-style-name="Heading_20_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2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3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17a2b5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188581"/>
    </style:style>
    <style:style style:name="P9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7a2b5" officeooo:paragraph-rsid="0017a2b5"/>
    </style:style>
    <style:style style:name="P10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7a2b5" officeooo:paragraph-rsid="0017a2b5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af3b8" officeooo:paragraph-rsid="001af3b8"/>
    </style:style>
    <style:style style:name="P12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af3b8" officeooo:paragraph-rsid="001af3b8"/>
    </style:style>
    <style:style style:name="P13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213524" officeooo:paragraph-rsid="00213524"/>
    </style:style>
    <style:style style:name="P14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213524" style:font-weight-asian="normal" style:font-weight-complex="normal"/>
    </style:style>
    <style:style style:name="P15" style:family="paragraph" style:parent-style-name="Text_20_body"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213524" style:font-weight-asian="normal" style:font-weight-complex="normal"/>
    </style:style>
    <style:style style:name="P16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b1f9c" officeooo:paragraph-rsid="002b1f9c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officeooo:paragraph-rsid="002b1f9c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7.19999980926514pt" fo:letter-spacing="normal" fo:font-style="normal" fo:font-weight="normal" officeooo:paragraph-rsid="001ce90c"/>
    </style:style>
    <style:style style:name="P21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chive" fo:letter-spacing="normal" fo:font-style="normal" fo:font-weight="normal" officeooo:rsid="0027062f" officeooo:paragraph-rsid="0027062f" style:font-weight-asian="normal" style:font-weight-complex="normal"/>
    </style:style>
    <style:style style:name="P22" style:family="paragraph" style:parent-style-name="Standard"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27062f" officeooo:paragraph-rsid="0027062f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27062f" officeooo:paragraph-rsid="002b1f9c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2b1f9c" officeooo:paragraph-rsid="002b1f9c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7a2b5"/>
    </style:style>
    <style:style style:name="P28" style:family="paragraph" style:parent-style-name="Standard">
      <style:paragraph-properties fo:margin-top="0cm" fo:margin-bottom="0cm" style:contextual-spacing="false" fo:orphans="2" fo:widows="2" fo:padding="0cm" fo:border="none"/>
      <style:text-properties officeooo:paragraph-rsid="0017a2b5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</style:style>
    <style:style style:name="P3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32" style:family="paragraph" style:parent-style-name="Standard">
      <style:paragraph-properties fo:margin-top="0cm" fo:margin-bottom="0cm" style:contextual-spacing="false" fo:orphans="2" fo:widows="2" fo:padding="0cm" fo:border="none"/>
    </style:style>
    <style:style style:name="P33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paragraph-rsid="001fe1ce"/>
    </style:style>
    <style:style style:name="P34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paragraph-rsid="001fe1ce"/>
    </style:style>
    <style:style style:name="P3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6934"/>
    </style:style>
    <style:style style:name="P36" style:family="paragraph" style:parent-style-name="Standard">
      <style:text-properties officeooo:paragraph-rsid="0017a2b5"/>
    </style:style>
    <style:style style:name="P37" style:family="paragraph" style:parent-style-name="Standard">
      <style:text-properties officeooo:rsid="0015718c" officeooo:paragraph-rsid="0015718c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officeooo:rsid="001af3b8" officeooo:paragraph-rsid="001af3b8"/>
    </style:style>
    <style:style style:name="P39" style:family="paragraph" style:parent-style-name="Standard">
      <style:text-properties officeooo:rsid="001af3b8" officeooo:paragraph-rsid="001af3b8"/>
    </style:style>
    <style:style style:name="P40" style:family="paragraph" style:parent-style-name="Table_20_Contents">
      <style:text-properties officeooo:rsid="001af3b8" officeooo:paragraph-rsid="001af3b8"/>
    </style:style>
    <style:style style:name="P4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rsid="00213524" officeooo:paragraph-rsid="00213524"/>
    </style:style>
    <style:style style:name="P42" style:family="paragraph" style:parent-style-name="Table_20_Contents">
      <style:text-properties officeooo:rsid="00213524" officeooo:paragraph-rsid="00213524"/>
    </style:style>
    <style:style style:name="P43" style:family="paragraph" style:parent-style-name="Standard">
      <style:text-properties officeooo:paragraph-rsid="00213524"/>
    </style:style>
    <style:style style:name="P44" style:family="paragraph" style:parent-style-name="Standard">
      <style:text-properties style:text-line-through-style="solid" style:text-line-through-type="single" fo:font-weight="normal" officeooo:rsid="0022c48f" officeooo:paragraph-rsid="0022c48f" style:font-weight-asian="normal" style:font-weight-complex="normal"/>
    </style:style>
    <style:style style:name="P45" style:family="paragraph" style:parent-style-name="Table_20_Contents">
      <style:text-properties style:text-position="super 58%"/>
    </style:style>
    <style:style style:name="P46" style:family="paragraph" style:parent-style-name="Table_20_Contents">
      <style:text-properties officeooo:rsid="0017a2b5" officeooo:paragraph-rsid="0017a2b5"/>
    </style:style>
    <style:style style:name="P4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7a2b5" officeooo:paragraph-rsid="0017a2b5"/>
    </style:style>
    <style:style style:name="P48" style:family="paragraph" style:parent-style-name="Table_20_Contents">
      <style:text-properties officeooo:rsid="001a6934" officeooo:paragraph-rsid="001a6934"/>
    </style:style>
    <style:style style:name="P4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a6934" officeooo:paragraph-rsid="001a6934"/>
    </style:style>
    <style:style style:name="P50" style:family="paragraph" style:parent-style-name="Table_20_Contents">
      <style:text-properties officeooo:rsid="001b4677" officeooo:paragraph-rsid="001b4677"/>
    </style:style>
    <style:style style:name="P51" style:family="paragraph" style:parent-style-name="Table_20_Contents">
      <style:text-properties officeooo:rsid="001c46c1" officeooo:paragraph-rsid="001c46c1"/>
    </style:style>
    <style:style style:name="P52" style:family="paragraph" style:parent-style-name="Table_20_Contents">
      <style:text-properties officeooo:rsid="00296c66" officeooo:paragraph-rsid="00296c66"/>
    </style:style>
    <style:style style:name="P5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76fed" officeooo:paragraph-rsid="00176fed"/>
    </style:style>
    <style:style style:name="P5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ce90c" officeooo:paragraph-rsid="001ce90c"/>
    </style:style>
    <style:style style:name="P55" style:family="paragraph" style:parent-style-name="Heading_20_3">
      <style:text-properties fo:font-variant="normal" fo:text-transform="none" fo:color="#000000" loext:opacity="100%" style:font-name="Archive" fo:letter-spacing="normal" fo:font-style="normal" fo:font-weight="normal" officeooo:rsid="0015718c" officeooo:paragraph-rsid="0015718c"/>
    </style:style>
    <style:style style:name="P56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a2b5"/>
    </style:style>
    <style:style style:name="P57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88581"/>
    </style:style>
    <style:style style:name="P58" style:family="paragraph" style:parent-style-name="Heading_20_4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a2b5"/>
    </style:style>
    <style:style style:name="P59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60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chive" fo:letter-spacing="normal" fo:font-style="normal" fo:font-weight="normal" officeooo:rsid="0027062f" officeooo:paragraph-rsid="002b1f9c" style:font-weight-asian="normal" style:font-weight-complex="normal"/>
    </style:style>
    <style:style style:name="P61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5718c"/>
    </style:style>
    <style:style style:name="P62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6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6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6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6fed"/>
    </style:style>
    <style:style style:name="P66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a2b5"/>
    </style:style>
    <style:style style:name="P6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officeooo:paragraph-rsid="001a6934" style:font-weight-asian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style:font-weight-asian="normal" style:font-weight-complex="normal"/>
    </style:style>
    <style:style style:name="P69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213524" officeooo:paragraph-rsid="00213524" style:font-weight-asian="normal" style:font-weight-complex="normal"/>
    </style:style>
    <style:style style:name="P70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213524" style:font-weight-asian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officeooo:paragraph-rsid="002b1f9c" style:font-weight-asian="normal" style:font-weight-complex="normal"/>
    </style:style>
    <style:style style:name="P72" style:family="paragraph" style:parent-style-name="Standard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style:font-weight-asian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style:font-weight-asian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75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7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ce90c" officeooo:paragraph-rsid="001ce90c"/>
    </style:style>
    <style:style style:name="P77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ce90c"/>
    </style:style>
    <style:style style:name="P78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fe1ce"/>
    </style:style>
    <style:style style:name="P79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213524" officeooo:paragraph-rsid="00213524"/>
    </style:style>
    <style:style style:name="P80" style:family="paragraph" style:parent-style-name="Standard">
      <style:text-properties fo:font-variant="normal" fo:text-transform="none" fo:color="#000000" loext:opacity="100%" style:text-line-through-style="solid" style:text-line-through-type="single" style:font-name="Roboto" fo:font-size="9.60000038146973pt" fo:letter-spacing="normal" fo:font-style="normal" fo:font-weight="normal" officeooo:rsid="0022c48f" officeooo:paragraph-rsid="0022c48f" style:font-weight-asian="normal" style:font-weight-complex="normal"/>
    </style:style>
    <style:style style:name="P81" style:family="paragraph" style:parent-style-name="Standard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2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3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4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5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6" style:family="paragraph" style:parent-style-name="Text_20_body" style:list-style-name="L8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7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8" style:family="paragraph" style:parent-style-name="Text_20_body" style:list-style-name="L10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9" style:family="paragraph" style:parent-style-name="Text_20_body" style:list-style-name="L1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0" style:family="paragraph" style:parent-style-name="Text_20_body" style:list-style-name="L1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1" style:family="paragraph" style:parent-style-name="Text_20_body" style:list-style-name="L14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2" style:family="paragraph" style:parent-style-name="Text_20_body" style:list-style-name="L14">
      <style:paragraph-properties fo:orphans="2" fo:widows="2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3" style:family="paragraph" style:parent-style-name="Text_20_body" style:list-style-name="L15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4" style:family="paragraph" style:parent-style-name="Text_20_body" style:list-style-name="L1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5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6" style:family="paragraph" style:parent-style-name="Text_20_body" style:list-style-name="L18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9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6fed"/>
    </style:style>
    <style:style style:name="P10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10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a2b5"/>
    </style:style>
    <style:style style:name="P10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88581"/>
    </style:style>
    <style:style style:name="P10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88581" style:font-weight-asian="normal" style:font-weight-complex="normal"/>
    </style:style>
    <style:style style:name="P104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P10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P10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officeooo:paragraph-rsid="002b1f9c" style:font-weight-asian="normal" style:font-weight-complex="normal"/>
    </style:style>
    <style:style style:name="P107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8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6934"/>
    </style:style>
    <style:style style:name="T1" style:family="text">
      <style:text-properties officeooo:rsid="0015718c"/>
    </style:style>
    <style:style style:name="T2" style:family="text">
      <style:text-properties fo:font-variant="normal" fo:text-transform="none" fo:color="#000000" loext:opacity="100%" style:font-name="Roboto" fo:font-size="9.60000038146973pt" fo:letter-spacing="normal" fo:font-style="normal"/>
    </style:style>
    <style:style style:name="T3" style:family="text"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T5" style:family="text"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fe1ce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7a2b5"/>
    </style:style>
    <style:style style:name="T11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loext:padding="0cm" loext:border="none"/>
    </style:style>
    <style:style style:name="T12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fe1ce"/>
    </style:style>
    <style:style style:name="T13" style:family="text">
      <style:text-properties fo:font-variant="normal" fo:text-transform="none" fo:color="#000000" loext:opacity="100%" style:font-name="Roboto" fo:font-size="9.60000038146973pt" fo:letter-spacing="normal" fo:font-style="normal" fo:font-weight="bold"/>
    </style:style>
    <style:style style:name="T14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5718c"/>
    </style:style>
    <style:style style:name="T15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5718c" style:font-weight-asian="bold" style:font-weight-complex="bold"/>
    </style:style>
    <style:style style:name="T16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a6934" loext:padding="0cm" loext:border="none"/>
    </style:style>
    <style:style style:name="T17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a6934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27062f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Roboto" fo:font-size="9.60000038146973pt" fo:letter-spacing="normal" fo:font-style="normal" style:text-underline-style="solid" style:text-underline-width="auto" style:text-underline-color="font-color" fo:font-weight="bold" fo:background-color="transparent" loext:char-shading-value="0"/>
    </style:style>
    <style:style style:name="T20" style:family="text">
      <style:text-properties fo:font-variant="normal" fo:text-transform="none" fo:color="#ff0000" loext:opacity="100%" style:font-name="Archive" fo:font-size="9.60000038146973pt" fo:letter-spacing="normal" fo:font-style="normal" fo:font-weight="bold" officeooo:rsid="001a6934" loext:padding="0cm" loext:border="none"/>
    </style:style>
    <style:style style:name="T21" style:family="text">
      <style:text-properties fo:font-weight="bold"/>
    </style:style>
    <style:style style:name="T22" style:family="text">
      <style:text-properties fo:font-weight="normal" officeooo:rsid="00213524" style:font-weight-asian="normal" style:font-weight-complex="normal"/>
    </style:style>
    <style:style style:name="T23" style:family="text">
      <style:text-properties fo:font-weight="normal" loext:padding="0cm" loext:border="none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officeooo:rsid="0015718c" style:font-weight-asian="normal" style:font-weight-complex="normal"/>
    </style:style>
    <style:style style:name="T26" style:family="text">
      <style:text-properties officeooo:rsid="00188581" style:font-weight-asian="normal" style:font-weight-complex="normal"/>
    </style:style>
    <style:style style:name="T27" style:family="text">
      <style:text-properties officeooo:rsid="0027062f" style:font-weight-asian="normal" style:font-weight-complex="normal"/>
    </style:style>
    <style:style style:name="T28" style:family="text">
      <style:text-properties officeooo:rsid="002c7c30" style:font-weight-asian="normal" style:font-weight-complex="normal"/>
    </style:style>
    <style:style style:name="T29" style:family="text">
      <style:text-properties fo:color="#ff0000" loext:opacity="100%" style:font-name="Archive" fo:font-weight="bold" loext:padding="0cm" loext:border="none"/>
    </style:style>
    <style:style style:name="T30" style:family="text">
      <style:text-properties fo:color="#ff0000" loext:opacity="100%" style:font-name="Archive" fo:font-weight="bold" officeooo:rsid="001a6934" loext:padding="0cm" loext:border="none"/>
    </style:style>
    <style:style style:name="T31" style:family="text">
      <style:text-properties officeooo:rsid="001fe1ce"/>
    </style:style>
    <style:style style:name="T32" style:family="text">
      <style:text-properties officeooo:rsid="00213524"/>
    </style:style>
    <style:style style:name="T33" style:family="text">
      <style:text-properties officeooo:rsid="0021824d"/>
    </style:style>
    <style:style style:name="T34" style:family="text">
      <style:text-properties officeooo:rsid="00257f5c"/>
    </style:style>
    <style:style style:name="T35" style:family="text">
      <style:text-properties officeooo:rsid="002630bd"/>
    </style:style>
    <style:style style:name="T36" style:family="text">
      <style:text-properties officeooo:rsid="002b1f9c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Demande de labellisation sur Colibris</text:p>
      <text:p text:style-name="P37"/>
      <text:h text:style-name="P55" text:outline-level="3">A - Description globale de la démarche</text:h>
      <text:p text:style-name="P61">Décrivez en quelques lignes la démarche adoptée par votre école ou votre établissement, et précisez les liens entre votre projet éducatif global et votre/vos demande(s) de label (votre réponse peut s’appuyer par exemple sur les 17 Objectifs de développement durable de l’ONU (=17 ODD), la promotion de la santé, le climat scolaire, les parcours éducatifs, etc.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5"/>
          </table:table-cell>
        </table:table-row>
      </table:table>
      <text:p text:style-name="P62"/>
      <text:p text:style-name="P62"/>
      <text:p text:style-name="P29"><text:span text:style-name="T14">Vous pouvez ajouter un fichier illustrant la mise en œuvre de cette démarche globale dans votre école ou dans votre établissemen</text:span><text:span text:style-name="T4">t</text:span></text:p>
      <text:p text:style-name="P63"/>
      <text:h text:style-name="P59" text:outline-level="4"><text:span text:style-name="T1">B - Concernant les enseignements et domaines mobilisés, les élèves engagés et compétences visées à travers votre démarche éducative :</text:span><text:line-break/></text:h>
      <text:p text:style-name="P63">Quelles sont les disciplines, enseignements et dispositifs concernés ? (Enseignements et /ou disciplines concernés au collège, enseignements généraux et/ou technologiques concernés au lycée général et/ou technologique, enseignements généraux et /ou technologiques concernés au lycée professionnel)</text:p>
      <text:list text:style-name="L1">
        <text:list-header>
          <text:p text:style-name="P98">CLG + LGT : Arts plastiques</text:p>
        </text:list-header>
      </text:list>
      <text:list text:style-name="L2">
        <text:list-item>
          <text:p text:style-name="P82">CLG + LGT : documentation</text:p>
        </text:list-item>
        <text:list-item>
          <text:p text:style-name="P82">CLG + LGT : éducation musicale</text:p>
        </text:list-item>
        <text:list-item>
          <text:p text:style-name="P82">CLG + LGT : EPS</text:p>
        </text:list-item>
        <text:list-item>
          <text:p text:style-name="P82">CLG + LGT : histoire-géographie-EMC</text:p>
        </text:list-item>
        <text:list-item>
          <text:p text:style-name="P82">CLG + LGT : LVE allemand</text:p>
        </text:list-item>
        <text:list-item>
          <text:p text:style-name="P82">CLG + LGT : LVE anglais</text:p>
        </text:list-item>
        <text:list-item>
          <text:p text:style-name="P82">CLG + LGT : LVE espagnol</text:p>
        </text:list-item>
        <text:list-item>
          <text:p text:style-name="P82">CLG + LGT : lettres</text:p>
        </text:list-item>
        <text:list-item>
          <text:p text:style-name="P82">CLG + LGT : mathématiques</text:p>
        </text:list-item>
        <text:list-item>
          <text:p text:style-name="P82">CLG + LGT : physique-chimie</text:p>
        </text:list-item>
        <text:list-item>
          <text:p text:style-name="P82">CLG + LGT : SVT</text:p>
        </text:list-item>
        <text:list-item>
          <text:p text:style-name="P82">CLG + LGT : STI</text:p>
        </text:list-item>
        <text:list-item>
          <text:p text:style-name="P82">CLG + LGT : technologie au collège</text:p>
        </text:list-item>
        <text:list-item>
          <text:p text:style-name="P82">CLG + LGT : autre</text:p>
        </text:list-item>
      </text:list>
      <text:p text:style-name="P99"/>
      <text:p text:style-name="P53"><text:span text:style-name="T14">Vous pouvez ajouter un fichier pour illustrer et enrichir vos réponses</text:span></text:p>
      <text:p text:style-name="P99"/>
      <text:p text:style-name="P65">Quelles sont les différentes formes d’engagement des élèves dans votre école ou votre établissement </text:p>
      <text:list text:style-name="L3">
        <text:list-item>
          <text:p text:style-name="P83">Eco-délégués</text:p>
        </text:list-item>
      </text:list>
      <text:p text:style-name="P100"/>
      <text:p text:style-name="P64">Décrivez les compétences spécifiques travaillées et évaluées avec les élèves (porteurs de projets, éco-délégués ou ambassadeurs…), ainsi que la ou les façons dont vous avez procédé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/>
          </table:table-cell>
        </table:table-row>
      </table:table>
      <text:p text:style-name="P36"><text:line-break/><text:span text:style-name="T14">Vous pouvez ajouter un fichier pour illustrer et enrichir vos réponses</text:span><text:span text:style-name="T4"> </text:span></text:p>
      <text:h text:style-name="P58" text:outline-level="4">C - Pilotage au sein de l'école ou de l'établissement</text:h>
      <text:p text:style-name="P66">Précisez les instances et/ou comités impliqués dans le pilotage de votre démarche éducative :</text:p>
      <text:list text:style-name="L4">
        <text:list-item>
          <text:p text:style-name="P84">CESCE</text:p>
        </text:list-item>
      </text:list>
      <text:p text:style-name="P3"/>
      <text:p text:style-name="P2">Votre démarche éducative est-elle inscrite dans votre projet d’établissement (obligatoire pour E3D / souhaité pour tous les labels) ?</text:p>
      <text:list text:style-name="L5">
        <text:list-header>
          <text:p text:style-name="P107"/>
        </text:list-header>
      </text:list>
      <text:p text:style-name="P10">• Oui</text:p>
      <text:p text:style-name="P9">Compléments d'informations éventuels</text:p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46">Aucun</text:p>
          </table:table-cell>
        </table:table-row>
      </table:table>
      <text:p text:style-name="Standard"/>
      <text:p text:style-name="P47"><text:span text:style-name="T15">Merci de joindre votre projet d'établissement</text:span><text:span text:style-name="T4"> </text:span></text:p>
      <text:p text:style-name="P101"/>
      <text:h text:style-name="P56" text:outline-level="4">D - La communication au service de votre projet éducatif</text:h>
      <text:p text:style-name="P101"><text:line-break/>Pas de communication mise en place à ce jour</text:p>
      <text:p text:style-name="P7"/>
      <text:list text:style-name="L6">
        <text:list-item>
          <text:p text:style-name="P85">Communication interne à destination des élèves et des personnels (affichage, intervention dans les classes)</text:p>
        </text:list-item>
        <text:list-item>
          <text:p text:style-name="P85">Communication interne et à destination des parents d’élèves, des partenaires (exposition, lettre d’information, journal, …)</text:p>
        </text:list-item>
      </text:list>
      <text:p text:style-name="P10"/>
      <text:p text:style-name="P28"><text:span text:style-name="T10">Quels sont les sujets abordés ? Quels sont les objectifs visés (pour les élèves, les personnels, les partenaires...) ?</text:span><text:line-break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/>
          </table:table-cell>
        </table:table-row>
      </table:table>
      <text:p text:style-name="Standard"/>
      <text:p text:style-name="P27"><text:span text:style-name="T14">Merci de joindre des documents (si nécessaire, préciser les adresses où les publications sont consultables)</text:span><text:span text:style-name="T4"> </text:span></text:p>
      <text:p text:style-name="P102"/>
      <text:h text:style-name="P57" text:outline-level="4">E - Informations spécifiques aux labels</text:h>
      <text:p text:style-name="P102"/>
      <text:p text:style-name="P103">L’école / L'établissement souhaite candidater pour :</text:p>
      <text:p text:style-name="P8"><text:span text:style-name="T26">•</text:span><text:span text:style-name="T25">Le label E3D</text:span></text:p>
      <text:p text:style-name="P3"/>
      <text:h text:style-name="P1" text:outline-level="3"><text:span text:style-name="Strong_20_Emphasis"><text:span text:style-name="T29">Par rapport au label E3D</text:span></text:span></text:h>
      <text:p text:style-name="P2"><text:span text:style-name="Strong_20_Emphasis"><text:span text:style-name="T23">Vous avez indiqué que l'école / l'établissement candidate pour le label E3D, merci de préciser la situation :</text:span></text:span></text:p>
      <text:list text:style-name="L7">
        <text:list-header>
          <text:p text:style-name="P108"><text:span text:style-name="Strong_20_Emphasis"><text:span text:style-name="T20">• </text:span></text:span><text:span text:style-name="Strong_20_Emphasis"><text:span text:style-name="T11">L'école / établissement n’est pas labellisé, nous souhaitons obtenir le label E3D</text:span></text:span><text:span text:style-name="Strong_20_Emphasis"><text:span text:style-name="T30"> </text:span></text:span></text:p>
        </text:list-header>
      </text:list>
      <text:p text:style-name="P35"><text:span text:style-name="Strong_20_Emphasis"><text:span text:style-name="T16">Existe-t-il un ou des référents EDD dans l'établissement ?</text:span></text:span><text:span text:style-name="Strong_20_Emphasis"><text:span text:style-name="T20"> </text:span></text:span></text:p>
      <text:p text:style-name="P49"><text:span text:style-name="T6">• </text:span><text:span text:style-name="T5">Oui</text:span></text:p>
      <text:p text:style-name="P67">Coordonnées du ou des référents EDD</text:p>
      <text:p text:style-name="P4">Nom du référent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8">Brunel Lou-Anna</text:p>
          </table:table-cell>
        </table:table-row>
      </table:table>
      <text:p text:style-name="P68"/>
      <text:p text:style-name="P30"><text:span text:style-name="T17">Courriel</text:span><text:span text:style-name="T7"> 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0">Lou-anna.brunel@ac-creteil.fr</text:p>
          </table:table-cell>
        </table:table-row>
      </table:table>
      <text:p text:style-name="P68"/>
      <text:p text:style-name="P68">Combien avez-vous d'éco-délégués ?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0">35</text:p>
          </table:table-cell>
        </table:table-row>
      </table:table>
      <text:p text:style-name="Standard"/>
      <text:p text:style-name="P29"><text:span text:style-name="T13">Comment sont-ils nommés ?</text:span> </text:p>
      <text:p text:style-name="P38">• élection</text:p>
      <text:p text:style-name="P38"/>
      <text:p text:style-name="P11">Pour quelles classes avez-vous des éco-délégués ?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0">Pour toutes les classes sauf la 3E qui n’avait pas de volontaires.</text:p>
          </table:table-cell>
        </table:table-row>
      </table:table>
      <text:p text:style-name="P39"/>
      <text:p text:style-name="P12">Quel est le nombre d’élèves qui participent à l’organisation de la mise en œuvre des actions EDD ?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50">35</text:p>
          </table:table-cell>
        </table:table-row>
      </table:table>
      <text:p text:style-name="Standard"/>
      <text:p text:style-name="P4">Quel est le nombre d’élèves qui bénéficient des actions EDD ?</text:p>
      <text:p text:style-name="Standard"><text:line-break/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1">513</text:p>
          </table:table-cell>
        </table:table-row>
      </table:table>
      <text:p text:style-name="Standard"><text:soft-page-break/></text:p>
      <text:p text:style-name="P5">Existe-t-il une forme de pilotage EDD réunissant les acteurs (enseignants, partenaires, direction, éco-délégués, parents d’élèves...), par exemple un comité de pilotage EDD, conseil des maîtres, conseil d’école, conseil de délégués, conseil école-collège... ?</text:p>
      <text:p text:style-name="P54">• Oui</text:p>
      <text:p text:style-name="P54"/>
      <text:p text:style-name="P76">Quels sont les disciplines, enseignements et dispositifs concernés dans la démarche E3D ?</text:p>
      <text:p text:style-name="P20">Enseignements et /ou disciplines concernés au collège, enseignements généraux et/ou technologiques concernés au lycée général et/ou technologique, enseignements généraux et /ou technologiques concernés au lycée professionnel</text:p>
      <text:p text:style-name="P77"><text:line-break/>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Table_20_Contents"/>
          </table:table-cell>
        </table:table-row>
      </table:table>
      <text:p text:style-name="P77"/>
      <text:p text:style-name="P5">Quels sont les dispositifs utilisés ?</text:p>
      <text:list text:style-name="L8">
        <text:list-item>
          <text:p text:style-name="P86">Enseignements disciplinaires</text:p>
        </text:list-item>
        <text:list-item>
          <text:p text:style-name="P86">Actions des éco-délégués</text:p>
        </text:list-item>
      </text:list>
      <text:p text:style-name="P3"/>
      <text:p text:style-name="P3"><text:span text:style-name="T21">Vous pouvez ajouter un fichier ci-dessous :</text:span> </text:p>
      <text:p text:style-name="P3"/>
      <text:p text:style-name="P3"><text:span text:style-name="T24">A travers les projets et enseignements, quel(s) axe(s) du référentiel EDD abordez-vous avec vos élèves ?</text:span> </text:p>
      <text:p text:style-name="P3"/>
      <text:p text:style-name="P34"><text:span text:style-name="T12">•</text:span><text:span text:style-name="T3">S’ouvrir à la complexité des thématiques de développement durable</text:span></text:p>
      <text:p text:style-name="P34"><text:span text:style-name="T12">•</text:span><text:span text:style-name="T3">Adopter un comportement éthique et responsable vis-à-vis de l’environnement et des sociétés humaines</text:span></text:p>
      <text:list text:style-name="L9">
        <text:list-item>
          <text:p text:style-name="P87">Agir individuellement et collectivement pour construire un monde durable</text:p>
        </text:list-item>
      </text:list>
      <text:p text:style-name="P3"/>
      <text:p text:style-name="P32"><text:span text:style-name="T3">En quelques lignes, décrivez comment l'axe (ou les axes) de compétence a (ont) été investi(s) et s'il(s) a (ont) fait l'objet d'une évaluation</text:span><text:line-break/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/>
          </table:table-cell>
        </table:table-row>
      </table:table>
      <text:p text:style-name="Standard"/>
      <text:p text:style-name="P31"><text:span text:style-name="T13">Vous pouvez ajouter un fichier ci-dessous</text:span><text:span text:style-name="T3"> </text:span></text:p>
      <text:p text:style-name="P31"><text:span text:style-name="T3">Nombre de projets ou activités éducatives concernant un ou plusieurs ODD :</text:span><text:line-break/><text:span text:style-name="T13">Vous pouvez ajouter un fichier ci-dessou</text:span><text:span text:style-name="T12">s</text:span></text:p>
      <text:p text:style-name="P33"><text:span text:style-name="T8">Quels ODD sont concernés ?</text:span><text:span text:style-name="T12"> </text:span></text:p>
      <text:list text:style-name="L10">
        <text:list-item>
          <text:p text:style-name="P88">Lutter contre la faim (ODD 2)</text:p>
        </text:list-item>
        <text:list-item>
          <text:p text:style-name="P88">Accès à la santé (ODD 3)</text:p>
        </text:list-item>
        <text:list-item>
          <text:p text:style-name="P88">Egalité entre les sexes (ODD 5)</text:p>
        </text:list-item>
        <text:list-item>
          <text:p text:style-name="P88">Réduction des inégalités (ODD 10)</text:p>
        </text:list-item>
        <text:list-item>
          <text:p text:style-name="P88">Consommation et production responsables (ODD12)</text:p>
        </text:list-item>
        <text:list-item>
          <text:p text:style-name="P88">Lutter contre le changement climatique (ODD 13)</text:p>
        </text:list-item>
        <text:list-item>
          <text:p text:style-name="P88">Vie terrestre (ODD 15)</text:p>
        </text:list-item>
        <text:list-item>
          <text:p text:style-name="P88">Partenariats pour la réalisation des objectifs (ODD 17)</text:p>
        </text:list-item>
      </text:list>
      <text:p text:style-name="P78"/>
      <text:p text:style-name="P78">Merci d'indiquer la ou les thématique(s) travaillée(s)</text:p>
      <text:p text:style-name="P6"><text:span text:style-name="T32">•</text:span><text:span text:style-name="T31">Alimentation</text:span></text:p>
      <text:list text:style-name="L11">
        <text:list-item>
          <text:p text:style-name="P89">Biodiversité</text:p>
        </text:list-item>
        <text:list-item>
          <text:p text:style-name="P89"><text:soft-page-break/>Déchets</text:p>
        </text:list-item>
        <text:list-item>
          <text:p text:style-name="P89">Gaspillage alimentaire</text:p>
        </text:list-item>
        <text:list-item>
          <text:p text:style-name="P89">Solidarité locale, citoyenneté</text:p>
        </text:list-item>
      </text:list>
      <text:p text:style-name="P3"/>
      <text:p text:style-name="P3"><text:span text:style-name="T21">Vous pouvez ajouter un fichier pour illustrer, enrichir vos réponses sur les thématiques et ODD travaillés</text:span> </text:p>
      <text:p text:style-name="P3"/>
      <text:p text:style-name="P16">Le développement durable est-il également pris en compte dans le fonctionnement de l’établissement (achat des consommables, entretien des espaces verts, gestion des flux...) ? </text:p>
      <text:p text:style-name="P41"><text:span text:style-name="T3">•</text:span><text:span text:style-name="T12">N</text:span><text:span text:style-name="T3">on</text:span></text:p>
      <text:p text:style-name="P69">En quelques lignes, indiquez comment les projets ou activités mis en œuvre prennent en compte les dimensions sociale, économique, environnementale et culturelle du développement durable ? Comment les projets ou activités s’articulent avec les contenus disciplinaires ? 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Table_20_Contents"/>
          </table:table-cell>
        </table:table-row>
      </table:table>
      <text:p text:style-name="P13"/>
      <text:p text:style-name="P41"><text:span text:style-name="T13">Vous pouvez ajouter un fichier pour illustrer votre réponse</text:span><text:span text:style-name="T3"> </text:span></text:p>
      <text:p text:style-name="P13">Equipes enseignantes et éducatives : Combien d’enseignants et d’éducateurs ont suivi une formation EDD au cours des 3 dernières années ?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42">1</text:p>
          </table:table-cell>
        </table:table-row>
      </table:table>
      <text:p text:style-name="P22"><text:line-break/><text:span text:style-name="T2">Au niveau de l'équipe de direction :</text:span> </text:p>
      <text:p text:style-name="P44">• une formation est engagée</text:p>
      <text:p text:style-name="P43"><text:span text:style-name="T22">• </text:span><text:span text:style-name="T3">Une formation est envisagée</text:span> </text:p>
      <text:p text:style-name="P14">Au niveau de l'équipe technique et administrative :</text:p>
      <text:p text:style-name="P80">• une formation est engagée</text:p>
      <text:p text:style-name="P15"><text:span text:style-name="T33">• u</text:span>ne formation est envisagée</text:p>
      <text:p text:style-name="P14">Quel(s) contenu(s) ou actions de formation envisagez-vous d’organiser ou de solliciter pour déployer la démarche ? 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Table_20_Contents"/>
          </table:table-cell>
        </table:table-row>
      </table:table>
      <text:p text:style-name="P14"/>
      <text:p text:style-name="P14">Avec quels partenaires extérieurs travaillez-vous ? Plusieurs réponses possibles</text:p>
      <text:list text:style-name="L12">
        <text:list-header>
          <text:p text:style-name="P104"><text:span text:style-name="T34">•</text:span>Associations</text:p>
        </text:list-header>
      </text:list>
      <text:list text:style-name="L13">
        <text:list-item>
          <text:p text:style-name="P90">Collectivités territoriales (commune, département, région)</text:p>
          <text:p text:style-name="P90">(Institutions ou fondations publiques? <text:span text:style-name="T35">Plaine commune ?????)</text:span></text:p>
        </text:list-item>
        <text:list-item>
          <text:p text:style-name="P90">Autres</text:p>
        </text:list-item>
      </text:list>
      <text:p text:style-name="P105"/>
      <text:p text:style-name="P23"><text:span text:style-name="T2">En quelques lignes, décrivez chacun des partenariats existant et à venir (partenaire, fonctionnement, projet). Précisez, le cas échéant, le travail réalisé avec les établissements scolaires associés</text:span> 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52">BanqueAlimentaire : vente de gateaux caritative</text:p>
            <text:p text:style-name="P52">Plaine Commune : Sensibilisation aux déchets</text:p>
            <text:p text:style-name="P52">EDD - Service des éducatives – Direction de l’éducation – Conseil départemental de Saint-Denis : ?</text:p>
          </table:table-cell>
        </table:table-row>
      </table:table>
      <text:p text:style-name="P24"/>
      <text:p text:style-name="P24"><text:span text:style-name="T13">Vous pouvez ajouter un fichier pour illustrer, enrichir vos réponses sur les partenaires et le travail mené avec eux</text:span> </text:p>
      <text:p text:style-name="P24"/>
      <text:h text:style-name="P21" text:outline-level="4">F - Label institutionnel pHARe</text:h>
      <text:p text:style-name="P19"/>
      <text:p text:style-name="P24"><text:soft-page-break/><text:span text:style-name="T2">Le niveau 1 de la labellisation Phare est obligatoire pour les écoles, collèges et lycées. La demande doit être renouvelée chaque année. Le niveau 1 s’obtient en déclarant les éléments suivants sur </text:span><text:a xlink:type="simple" xlink:href="https://externet.ac-creteil.fr/" office:target-frame-name="_blank" xlink:show="new" text:style-name="Internet_20_link" text:visited-style-name="Visited_20_Internet_20_Link"><text:span text:style-name="Strong_20_Emphasis"><text:span text:style-name="T19">Arena</text:span></text:span></text:a><text:span text:style-name="T2"> &gt; Enquêtes et pilotage &gt; Pilotage Etablissements &gt; Programme pHARe :</text:span></text:p>
      <text:list text:style-name="L14">
        <text:list-item>
          <text:p text:style-name="P91">Nommer une équipe Ressource de 5 personnes minimum dédiée au traitement des situations</text:p>
        </text:list-item>
        <text:list-item>
          <text:p text:style-name="P91">Constituer une équipe d'élèves ambassadeur (10 élèves minimum)</text:p>
        </text:list-item>
        <text:list-item>
          <text:p text:style-name="P91">Participer à la journée nationale Non au harcèlement (passation de la grille d’autoévaluation sur le harcèlement scolaire par exemple)</text:p>
        </text:list-item>
        <text:list-item>
          <text:p text:style-name="P92">Informer les parents</text:p>
        </text:list-item>
      </text:list>
      <text:p text:style-name="P26">Votre école/établissement :</text:p>
      <text:p text:style-name="P17"><text:line-break/>•Est labellisé pHARe et a déjà complété les items pour être labellisé pHARe pour la rentrée scolaire 2025-2026</text:p>
      <text:list text:style-name="L15">
        <text:list-item>
          <text:p text:style-name="P93">Est labellisé pHARe et n’a pas complété les items pour être labellisé pHARe pour la rentrée scolaire 2025-2026</text:p>
        </text:list-item>
        <text:list-item>
          <text:p text:style-name="P93">N’est pas labellisé pHARe et a déjà complété les items pour être labellisé pHARe pour la rentrée scolaire 2025-2026</text:p>
        </text:list-item>
        <text:list-item>
          <text:p text:style-name="P93">N’est pas labellisé pHARe et n’a pas complété les items pour être labellisé pHARe pour la rentrée scolaire 2025-2026</text:p>
        </text:list-item>
      </text:list>
      <text:p text:style-name="P25"/>
      <text:p text:style-name="P25"><text:span text:style-name="T2">Pour approfondir la démarche pHARe et favoriser l’engagement collectif en vous appuyant sur les éléments déjà mis en place dans votre école/établissement, vous pouvez vous appuyer sur le présent formulaire, notamment sur les parties A (description globale de la démarche, notamment sur ce qui est mis en place en faveur de la promotion de la santé), B (enseignements et domaines mobilisés, élèves engagés), C (pilotage) et D (communication)*</text:span> </text:p>
      <text:p text:style-name="P18"><text:line-break/><text:span text:style-name="T36">•</text:span>J’ai pris connaissance de ces informations</text:p>
      <text:list text:style-name="L16">
        <text:list-item>
          <text:p text:style-name="P94">J’ai besoin d’un accompagnement pour la mise en place ou l’approfondissement du programme pHARe dans mon école/établissement</text:p>
        </text:list-item>
      </text:list>
      <text:p text:style-name="P25"/>
      <text:h text:style-name="P60" text:outline-level="4">G - Labels complémentaires</text:h>
      <text:p text:style-name="P18"/>
      <text:p text:style-name="P71">Votre établissement est-il labellisé Génération 2024 ?*</text:p>
      <text:list xml:id="list3883636919" text:style-name="L17">
        <text:list-header>
          <text:p text:style-name="P95"><text:span text:style-name="T28">•</text:span><text:span text:style-name="T27">Oui</text:span></text:p>
        </text:list-header>
      </text:list>
      <text:list text:style-name="L18">
        <text:list-item>
          <text:p text:style-name="P96">Non</text:p>
        </text:list-item>
      </text:list>
      <text:list xml:id="list123115965917833" text:continue-list="list3883636919" text:style-name="L17">
        <text:list-header>
          <text:p text:style-name="P72">Commentaires éventuels, en lien avec votre demande</text:p>
        </text:list-header>
      </text:list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Table_20_Contents"/>
          </table:table-cell>
        </table:table-row>
      </table:table>
      <text:list xml:id="list123115478921013" text:continue-numbering="true" text:style-name="L17">
        <text:list-item>
          <text:p text:style-name="P81"><text:span text:style-name="T18">Pièce(s) jointe(s) complémentaire(s) éventuelle(s)</text:span><text:span text:style-name="T9"> </text:span></text:p>
        </text:list-item>
      </text:list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hive" svg:font-family="Archive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5:47:51.735000000</meta:creation-date>
    <dc:date>2025-03-18T12:31:14.337000000</dc:date>
    <meta:editing-duration>PT3H48M53S</meta:editing-duration>
    <meta:editing-cycles>29</meta:editing-cycles>
    <meta:generator>LibreOffice/7.4.3.2$Windows_X86_64 LibreOffice_project/1048a8393ae2eeec98dff31b5c133c5f1d08b890</meta:generator>
    <meta:document-statistic meta:table-count="17" meta:image-count="0" meta:object-count="0" meta:page-count="5" meta:paragraph-count="140" meta:word-count="1407" meta:character-count="9094" meta:non-whitespace-character-count="7841"/>
  </office:meta>
</office:document-meta>
</file>